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18FAB5B45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c5b4c" fo:hyphenate="true" fo:hyphenation-remain-char-count="2" fo:hyphenation-push-char-count="2"/>
    </style:style>
    <style:style style:name="P2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ddbf7" fo:hyphenate="true" fo:hyphenation-remain-char-count="2" fo:hyphenation-push-char-count="2"/>
    </style:style>
    <style:style style:name="P3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24d18d" fo:hyphenate="true" fo:hyphenation-remain-char-count="2" fo:hyphenation-push-char-count="2"/>
    </style:style>
    <style:style style:name="P4" style:family="paragraph" style:parent-style-name="Text_20_body" style:list-style-name="L1" style:master-page-name="">
      <style:paragraph-properties fo:text-align="justify" style:justify-single-word="false" fo:hyphenation-ladder-count="no-limit" style:page-number="auto"/>
      <style:text-properties officeooo:paragraph-rsid="001f7717" fo:hyphenate="true" fo:hyphenation-remain-char-count="2" fo:hyphenation-push-char-count="2"/>
    </style:style>
    <style:style style:name="P5" style:family="paragraph" style:parent-style-name="Heading_20_1">
      <style:text-properties officeooo:paragraph-rsid="001c5b4c"/>
    </style:style>
    <style:style style:name="T1" style:family="text">
      <style:text-properties officeooo:rsid="001c5b4c"/>
    </style:style>
    <style:style style:name="T2" style:family="text">
      <style:text-properties style:font-name="Courier New" officeooo:rsid="001c5b4c"/>
    </style:style>
    <style:style style:name="T3" style:family="text">
      <style:text-properties fo:font-style="italic" officeooo:rsid="001ddbf7" style:font-style-asian="italic" style:font-style-complex="italic"/>
    </style:style>
    <style:style style:name="T4" style:family="text">
      <style:text-properties fo:font-style="italic" officeooo:rsid="001f7717" style:font-style-asian="italic" style:font-style-complex="italic"/>
    </style:style>
    <style:style style:name="T5" style:family="text">
      <style:text-properties officeooo:rsid="001ddbf7"/>
    </style:style>
    <style:style style:name="T6" style:family="text">
      <style:text-properties officeooo:rsid="001ebbb3"/>
    </style:style>
    <style:style style:name="T7" style:family="text">
      <style:text-properties officeooo:rsid="001f7717"/>
    </style:style>
    <style:style style:name="T8" style:family="text">
      <style:text-properties officeooo:rsid="00230f72"/>
    </style:style>
    <style:style style:name="T9" style:family="text">
      <style:text-properties officeooo:rsid="0024d18d"/>
    </style:style>
    <style:style style:name="T10" style:family="text">
      <style:text-properties officeooo:rsid="00256f05"/>
    </style:style>
    <style:style style:name="T11" style:family="text">
      <style:text-properties officeooo:rsid="002829b0"/>
    </style:style>
    <style:style style:name="fr1" style:family="graphic" style:parent-style-name="Graphics">
      <style:graphic-properties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1">Григоренко Дмитрий</text:span><text:span text:style-name="T1"> (29.12.2010)</text:span></text:h>
      <text:list xml:id="list2016997557" text:style-name="L1">
        <text:list-item>
          <text:p text:style-name="P4"><text:span text:style-name="T7">Вычислить сумму </text:span><text:span text:style-name="T9">и произведение</text:span><text:span text:style-name="T7"> первых </text:span><text:span text:style-name="T4">N </text:span><text:span text:style-name="T7">элементов последовательности, заданной формулой:</text:span></text:p>
          <text:p text:style-name="P1"><draw:frame draw:style-name="fr1" draw:name="Графический объект1" text:anchor-type="paragraph" svg:width="8.44cm" svg:height="0.635cm" draw:z-index="0"><draw:image xlink:href="Pictures/100002010000013F00000018FAB5B45B.png" xlink:type="simple" xlink:show="embed" xlink:actuate="onLoad"/></draw:frame><text:span text:style-name="T7"/></text:p>
        </text:list-item>
        <text:list-item>
          <text:p text:style-name="P3"><text:span text:style-name="T1">Описать запись </text:span><text:span text:style-name="T2">Date</text:span><text:span text:style-name="T1"> с полями целого типа, день, месяц и год. Предусмотреть методы </text:span><text:span text:style-name="T2">Init</text:span><text:span text:style-name="T1"> и </text:span><text:span text:style-name="T2">Print</text:span><text:span text:style-name="T1">. <text:s/>Добавьте в запись метод LeapYear, определяющий является ли год високосным. (Високосным считается год, делящийся на 4, за исключением тех годов, которые делятся на 100 и не делятся на 400.)</text:span></text:p>
        </text:list-item>
        <text:list-item>
          <text:p text:style-name="P3"><text:span text:style-name="T1">Созд</text:span><text:span text:style-name="T5">ать</text:span><text:span text:style-name="T1"> подпрограмму, которая по заданному массиву дат возвращает массив тех из них, которые относятся к високосным годам.</text:span></text:p>
        </text:list-item>
        <text:list-item>
          <text:p text:style-name="P3"><text:span text:style-name="T1">Создат</text:span><text:span text:style-name="T5">ь</text:span><text:span text:style-name="T1"> подпрограмму, которая удаляет из заданного массива дат все более ранние, чем заданная дата. (Используйте параметр заполненность массива.)</text:span></text:p>
        </text:list-item>
        <text:list-item>
          <text:p text:style-name="P2"><text:span text:style-name="T5">Описать процедуру ArrayToMatrCol, формирующую по вещественному массиву </text:span><text:span text:style-name="T3">A</text:span><text:span text:style-name="T5"> заполненности </text:span><text:span text:style-name="T3">K</text:span><text:span text:style-name="T5"> матрицу </text:span><text:span text:style-name="T3">B</text:span><text:span text:style-name="T5"> размера </text:span><text:span text:style-name="T3">M </text:span><text:span text:style-name="T5">× </text:span><text:span text:style-name="T3">N</text:span><text:span text:style-name="T5"> (матрица заполняется элементами массива </text:span><text:span text:style-name="T3">A</text:span><text:span text:style-name="T5"> по столбцам). «Лишние» элементы массива игнорируются; если элементов массива недостаточно, то оставшиеся элементы матрицы полагаются равными 0.</text:span></text:p>
        </text:list-item>
        <text:list-item>
          <text:p text:style-name="P2"><text:span text:style-name="T5">Напишите процедуру, которая выводит заданный текст в каждом из четырех углов графического окна. </text:span><text:span text:style-name="T10">(Обратите внимание на то, чтобы текст не выходил за границы окна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0-12-29T01:10:48</dc:date>
    <dc:creator>Artem Pelenitsyn</dc:creator>
    <meta:editing-duration>PT00H40M28S</meta:editing-duration>
    <meta:editing-cycles>8</meta:editing-cycles>
    <meta:generator>OpenOffice.org/3.2$Linux OpenOffice.org_project/320m19$Build-9505</meta:generator>
    <meta:document-statistic meta:table-count="0" meta:image-count="1" meta:object-count="0" meta:page-count="1" meta:paragraph-count="7" meta:word-count="161" meta:character-count="1145"/>
  </office:meta>
</office:document-meta>
</file>